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6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0673in" svg:y="0.0394in">
            <draw:object draw:notify-on-update-of-ranges="Sheet1.A1:Sheet1.A1 Sheet1.A2:Sheet1.A11 Sheet1.B1:Sheet1.B1 Sheet1.B2:Sheet1.B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82107406091265" calcext:value-type="float">
            <text:p>8.2107406091265E-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218065022115622" calcext:value-type="float">
            <text:p>2.18065022115622E-0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786844796212545" calcext:value-type="float">
            <text:p>7.86844796212545E-0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619531886388778" calcext:value-type="float">
            <text:p>6.19531886388778E-0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172032242783186" calcext:value-type="float">
            <text:p>1.72032242783186E-0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0629141239880321" calcext:value-type="float">
            <text:p>6.29141239880321E-0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451180379799683" calcext:value-type="float">
            <text:p>4.51180379799683E-0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156560288297259" calcext:value-type="float">
            <text:p>1.56560288297259E-0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14867142379603" calcext:value-type="float">
            <text:p>1.4867142379603E-0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299796702746077" calcext:value-type="float">
            <text:p>0.000002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6T19:24:30.983000000</dc:date>
    <meta:document-statistic meta:table-count="1" meta:cell-count="22" meta:object-count="1"/>
    <meta:generator>LibreOffice/4.1.4.2$Windows_x86 LibreOffice_project/0a0440ccc0227ad9829de5f46be37cfb6edcf7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6cm" chart:style-name="ch2">
          <text:p>Elite Percentage Change</text:p>
        </chart:title>
        <chart:legend chart:legend-position="end" svg:x="13.201cm" svg:y="4.188cm" style:legend-expansion="high" chart:style-name="ch3"/>
        <chart:plot-area chart:style-name="ch4" table:cell-range-address="Sheet1.A1:Sheet1.B11" chart:data-source-has-labels="both" svg:x="1.358cm" svg:y="1.635cm" svg:width="11.203cm" svg:height="6.177cm">
          <chartooo:coordinate-region svg:x="3.011cm" svg:y="1.848cm" svg:width="9.27cm" svg:height="5.291cm"/>
          <chart:axis chart:dimension="x" chart:name="primary-x" chart:style-name="ch5" chartooo:axis-type="auto">
            <chartooo:date-scale/>
            <chart:title svg:x="5.711cm" svg:y="7.993cm" chart:style-name="ch6">
              <text:p>Elite Percentage</text:p>
            </chart:title>
            <chart:categories table:cell-range-address="Sheet1.A2:Sheet1.A11"/>
          </chart:axis>
          <chart:axis chart:dimension="y" chart:name="primary-y" chart:style-name="ch5">
            <chart:title svg:x="0.451cm" svg:y="5.415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11</svg:desc>
                </draw:g>
              </table:table-cell>
              <table:table-cell office:value-type="float" office:value="0.0000082107406091265">
                <text:p>0.0000082107406091265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218065022115622">
                <text:p>0.000002180650221156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786844796212545">
                <text:p>0.000007868447962125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619531886388778">
                <text:p>0.000006195318863887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172032242783186">
                <text:p>0.000001720322427831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00629141239880321">
                <text:p>0.00000062914123988032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0451180379799683">
                <text:p>0.0000045118037979968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0156560288297259">
                <text:p>0.0000015656028829725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014867142379603">
                <text:p>0.00000148671423796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299796702746077">
                <text:p>0.000002997967027460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